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1.1">
            <text:p>11.1</text:p>
          </table:table-cell>
          <table:table-cell office:value-type="float" office:value="133.6">
            <text:p>133.6</text:p>
          </table:table-cell>
          <table:table-cell table:number-columns-repeated="2"/>
          <table:table-cell table:style-name="ce3" office:value-type="string">
            <text:p>Coslenchus </text:p>
          </table:table-cell>
          <table:table-cell/>
          <table:table-cell table:content-validation-name="val3"/>
          <table:table-cell table:content-validation-name="val4" office:value-type="float" office:value="473.99">
            <text:p>473.99</text:p>
          </table:table-cell>
          <table:table-cell table:style-name="Default" office:value-type="float" office:value="325.14">
            <text:p>325.14</text:p>
          </table:table-cell>
          <table:table-cell table:formula="of:=+[.J2]/[.I2]" office:value-type="percentage" office:value="0.685963838899555">
            <text:p>69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4.2">
            <text:p>14.2</text:p>
          </table:table-cell>
          <table:table-cell office:value-type="float" office:value="136">
            <text:p>13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40.58">
            <text:p>440.58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5">
            <text:p>14.5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53.99">
            <text:p>753.99</text:p>
          </table:table-cell>
          <table:table-cell table:style-name="Default" table:formula="of:=[.I4]-347.46" office:value-type="float" office:value="406.53">
            <text:p>406.53</text:p>
          </table:table-cell>
          <table:table-cell table:formula="of:=+[.J4]/[.I4]" office:value-type="percentage" office:value="0.539171607050491">
            <text:p>54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">
            <text:p>15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812.85">
            <text:p>812.85</text:p>
          </table:table-cell>
          <table:table-cell table:style-name="Default" office:value-type="float" office:value="408.79">
            <text:p>408.79</text:p>
          </table:table-cell>
          <table:table-cell table:formula="of:=+[.J5]/[.I5]" office:value-type="percentage" office:value="0.502909515900843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5.9">
            <text:p>15.9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76.82">
            <text:p>476.82</text:p>
          </table:table-cell>
          <table:table-cell table:style-name="Default" office:value-type="float" office:value="304.72">
            <text:p>304.72</text:p>
          </table:table-cell>
          <table:table-cell table:formula="of:=+[.J6]/[.I6]" office:value-type="percentage" office:value="0.639067153223439">
            <text:p>64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6.1">
            <text:p>16.1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94.78">
            <text:p>494.78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7.2">
            <text:p>17.2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40.51">
            <text:p>540.51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8.6">
            <text:p>18.6</text:p>
          </table:table-cell>
          <table:table-cell office:value-type="float" office:value="133.2">
            <text:p>133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85.4">
            <text:p>585.4</text:p>
          </table:table-cell>
          <table:table-cell table:style-name="Default" office:value-type="float" office:value="406.62">
            <text:p>406.62</text:p>
          </table:table-cell>
          <table:table-cell table:formula="of:=+[.J9]/[.I9]" office:value-type="percentage" office:value="0.694601981551076">
            <text:p>69%</text:p>
          </table:table-cell>
          <table:table-cell table:number-columns-repeated="1010"/>
        </table:table-row>
        <table:table-row table:style-name="ro7" table:number-rows-repeated="37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9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03:51.14</dc:date>
    <dc:creator>Lawrence Perepolkin</dc:creator>
    <meta:editing-duration>PT17H12M13S</meta:editing-duration>
    <meta:editing-cycles>58</meta:editing-cycles>
    <meta:generator>OpenOffice/4.1.12$Win32 OpenOffice.org_project/4112m1$Build-9809</meta:generator>
    <meta:document-statistic meta:table-count="3" meta:cell-count="151" meta:object-count="0"/>
  </office:meta>
</office:document-meta>
</file>